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77c" officeooo:paragraph-rsid="0009e77c"/>
    </style:style>
    <style:style style:name="P2" style:family="paragraph" style:parent-style-name="Standard">
      <style:text-properties officeooo:paragraph-rsid="0009e77c"/>
    </style:style>
    <style:style style:name="T1" style:family="text">
      <style:text-properties officeooo:rsid="0009e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fications:</text:p>
      <text:p text:style-name="Standard"/>
      <text:p text:style-name="Standard">Instruction cache - 16KB</text:p>
      <text:p text:style-name="Standard">Data cache - 32KB</text:p>
      <text:p text:style-name="Standard">Main memory - 64KB</text:p>
      <text:p text:style-name="Standard">8 words per block</text:p>
      <text:p text:style-name="Standard">Each word is 16bits</text:p>
      <text:p text:style-name="Standard">Direct ma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9:39:42.143352970</meta:creation-date>
    <dc:date>2020-06-02T23:24:30.084817697</dc:date>
    <meta:editing-duration>PT6H12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3" meta:character-count="120" meta:non-whitespace-character-count="104"/>
  </office:meta>
</office:document-meta>
</file>